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</office:automatic-styles>
  <office:body>
    <office:text>
      <text:h text:style-name="Heading_20_1" text:outline-level="1"><text:bookmark-start text:name="ryan-parman"/>Ryan Parman<text:bookmark-end text:name="ryan-parman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IMPORTANT:</text:span> This copy of my résumé is optimized for ATS (Applicant Tracking System) compatibility. Follow one of the links above for one that is intended for interviewers.</text:p>
      <text:h text:style-name="Heading_20_2" text:outline-level="2"><text:bookmark-start text:name="summary"/>Summary<text:bookmark-end text:name="summary"/></text:h>
      <text:p text:style-name="First_20_paragraph">Ryan Parman is a cloud-native engineering leader with over 25 years of experience, who specializes in technical leadership, software development, site reliability engineering, and cybersecurity for the modern web. A seasoned problem-solver who excels at listening, adapting, and driving continuous improvement. Committed to delivering exceptional work, building impactful solutions, and elevating team performance.</text:p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Assumed a role influencing the technical direction of the entire organization. Ensured a focus on real-world, actionable feedback and provided strategic direction aligned with practical needs.</text:p>
        </text:list-item>
        <text:list-item>
          <text:p text:style-name="P1">Continued to be involved in the oversight and direction of our AWS stack, security, guardrails, and more.</text:p>
        </text:list-item>
        <text:list-item>
          <text:p text:style-name="P1">Identified opportunities to extend the security measures and guardrails develop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Transitioned from Engineering Manager to a strategic technical leadership role.</text:p>
        </text:list-item>
        <text:list-item>
          <text:p text:style-name="P2">Managed the program for building and maintaining base AMIs for all of McGraw Hill.</text:p>
        </text:list-item>
        <text:list-item>
          <text:p text:style-name="P2">Using <text:a xlink:type="simple" xlink:href="https://aws.amazon.com/developer/tools/" office:name=""><text:span text:style-name="Definition">AWS SDKs</text:span></text:a>, conducted comprehensive scans of Route 53 to obtain a mapping of thousands of active websites owned by McGraw Hill. Focused on identifying and remediating misconfigurations, rotating certificates, and more.</text:p>
        </text:list-item>
        <text:list-item>
          <text:p text:style-name="P2">Rebuilt our <text:a xlink:type="simple" xlink:href="https://jfrog.com/artifactory/" office:name=""><text:span text:style-name="Definition">Artifactory</text:span></text:a> cluster with a “cattle, not pets” approach. Ran the project from inception to completion, including the majority of development. Worked across dozens of teams and hundreds of services to complete the project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decentralized, heterogeneous engineering teams across the company. Empowered greater self-service for engineering teams.</text:p>
        </text:list-item>
        <text:list-item>
          <text:p text:style-name="P3">Revamped the Seattl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Owned and served as the key decision-maker in development of a core platform for company-wide, reliability-focused projects.</text:p>
        </text:list-item>
        <text:list-item>
          <text:p text:style-name="P3">Formed and led a leadership group to establish a process maintaining reusable Terraform modules which could be composed together according to a service’s needs.</text:p>
        </text:list-item>
        <text:list-item>
          <text:p text:style-name="P3">Customized the Amazon Linux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Collaborated closely with cybersecurity, operations, and various business units to ensure compliance.</text:p>
        </text:list-item>
        <text:list-item>
          <text:p text:style-name="P3">Developed custom security and operational tooling where off-the-shelf tools wouldn't give us what we needed, to understand the current posture of ±200 AWS accounts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multiple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Provided the technical direction of these projects, promoted their adoption across the organization, provided comprehensive documentation, and offered ongoing guidance on adoption.</text:p>
        </text:list-item>
        <text:list-item>
          <text:p text:style-name="P4">Led the development of the authoring component of <text:a xlink:type="simple" xlink:href="https://www.mheducation.com/news-media/press-releases/mcgraw-hill-connect-unveils-smartbook.html" office:name=""><text:span text:style-name="Definition">McGraw Hill’s SmartBook 2.0 product</text:span></text:a>, and the internal system which indexes authored content, builds ePubs, and encodes images/video for McGraw Hill’s ePub CDN.</text:p>
        </text:list-item>
        <text:list-item>
          <text:p text:style-name="P4">Introduced the adoption of continuous integration (CI), continuous delivery (CD), rapid deployment practices, and Docker containers.</text:p>
        </text:list-item>
        <text:list-item>
          <text:p text:style-name="P4">Introduced a more hands-on monitoring approach, enabling development teams to actively engage in their own operations. Achieved significantly lower <text:span text:style-name="T2">Mean Time to Recovery</text:span> (MTTR)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PHP 5.4 to PHP 5.6 (the latest at the time). Facilitated cross-team collaboration among all major engineering teams and QA departments in order to achieve results.</text:p>
        </text:list-item>
        <text:list-item>
          <text:p text:style-name="P5">Initiated a program to automate the creation of base server images for our cloud servers. They allowed new servers to boot and begin serving traffic ~75% faster.</text:p>
        </text:list-item>
        <text:list-item>
          <text:p text:style-name="P5">Began investigating ways to implement <text:span text:style-name="T2">configuration-as-code</text:span> for our cloud infrastructure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Took the lead on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→ 1 day.</text:p>
        </text:list-item>
        <text:list-item>
          <text:p text:style-name="P6">Instrumental in designing WePay’s MFA-as-a-Service offering. (U.S. patent filing <text:a xlink:type="simple" xlink:href="https://patents.google.com/patent/US20160241536A1/en?inventor=Ryan+Parman" office:name=""><text:span text:style-name="Definition">US15042104</text:span></text:a>)</text:p>
        </text:list-item>
        <text:list-item>
          <text:p text:style-name="P6">Developed new API endpoints to help expand WePay’s business and support its partners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AWS hard-forked my open-source <text:span text:style-name="T2">CloudFusion</text:span> project into the <text:a xlink:type="simple" xlink:href="https://aws.amazon.com/sdk-for-php/" office:name=""><text:span text:style-name="Definition">AWS SDK for PHP</text:span></text:a>, then hired me to work on it.</text:p>
        </text:list-item>
        <text:list-item>
          <text:p text:style-name="P7">Collaborated with the <text:a xlink:type="simple" xlink:href="http://aws.amazon.com/elasticbeanstalk/" office:name=""><text:span text:style-name="Definition">AWS Elastic Beanstalk</text:span></text:a> team to provide PHP support for the platform, which launched in March 2012.</text:p>
        </text:list-item>
        <text:list-item>
          <text:p text:style-name="P7">Played a key role in the creation and development of the <text:a xlink:type="simple" xlink:href="https://aws.amazon.com/sdk-for-php/" office:name=""><text:span text:style-name="Definition">AWS SDK for PHP</text:span></text:a> v2, incorporating significant changes in the PHP language and community since CloudFusion was first written in 2005.</text:p>
        </text:list-item>
        <text:list-item>
          <text:p text:style-name="P7">Collaborated with the AWS Design team on the <text:a xlink:type="simple" xlink:href="https://console.aws.amazon.com" office:name=""><text:span text:style-name="Definition">AWS Management Console</text:span></text:a>, to build a robust and user-friendly console. Led one of the first teams to provide reusable UI building blocks at AWS.</text:p>
        </text:list-item>
        <text:list-item>
          <text:p text:style-name="P7">Focusing on Amazon’s <text:span text:style-name="T2">Customer Obsession</text:span> leadership principle, I successfully pushed for being better stewards of our community. Included increased transparency, better communication, and improved tooling for developers. [<text:a xlink:type="simple" xlink:href="#" office:name=""><text:span text:style-name="Definition">Examples</text:span></text:a>]</text:p>
        </text:list-item>
      </text:list>
      <text:h text:style-name="Heading_20_2" text:outline-level="2"><text:bookmark-start text:name="keywords-and-skills"/>Keywords and Skills<text:bookmark-end text:name="keywords-and-skills"/></text:h>
      <text:p text:style-name="First_20_paragraph">This list is not exhaustive, but is targeted toward the skills most relevant to Software Engineering and DevTools roles.</text:p>
      <text:p text:style-name="Text_20_body">API design, API versioning, CLI tools, <text:a xlink:type="simple" xlink:href="https://www.gnu.org/software/bash/" office:name=""><text:span text:style-name="Definition">Bash</text:span></text:a>, <text:a xlink:type="simple" xlink:href="https://circleci.com/enterprise/" office:name=""><text:span text:style-name="Definition">CircleCI</text:span></text:a>, <text:a xlink:type="simple" xlink:href="https://www.docker.com" office:name=""><text:span text:style-name="Definition">Docker</text:span></text:a>, <text:a xlink:type="simple" xlink:href="https://github.com/features/actions" office:name=""><text:span text:style-name="Definition">GitHub Actions</text:span></text:a>, <text:a xlink:type="simple" xlink:href="https://git-scm.com" office:name=""><text:span text:style-name="Definition">Git</text:span></text:a>, <text:a xlink:type="simple" xlink:href="https://go.dev" office:name=""><text:span text:style-name="Definition">Go</text:span></text:a>, <text:a xlink:type="simple" xlink:href="https://graphql.org" office:name=""><text:span text:style-name="Definition">GraphQL</text:span></text:a>, <text:a xlink:type="simple" xlink:href="https://jwt.io" office:name=""><text:span text:style-name="Definition">JWT</text:span></text:a>, <text:a xlink:type="simple" xlink:href="https://en.wikipedia.org/wiki/Network_File_System" office:name=""><text:span text:style-name="Definition">NFS</text:span></text:a>, <text:a xlink:type="simple" xlink:href="https://www.php.net" office:name=""><text:span text:style-name="Definition">PHP</text:span></text:a> (modern), <text:a xlink:type="simple" xlink:href="https://www.python.org" office:name=""><text:span text:style-name="Definition">Python</text:span></text:a>, <text:a xlink:type="simple" xlink:href="https://martinfowler.com/articles/richardsonMaturityModel.html" office:name=""><text:span text:style-name="Definition">REST</text:span></text:a>, <text:a xlink:type="simple" xlink:href="https://redis.io" office:name=""><text:span text:style-name="Definition">Redis</text:span></text:a>, <text:a xlink:type="simple" xlink:href="https://subversion.apache.org" office:name=""><text:span text:style-name="Definition">Subversion</text:span></text:a>, <text:a xlink:type="simple" xlink:href="https://www.vagrantup.com" office:name=""><text:span text:style-name="Definition">Vagrant</text:span></text:a>, <text:a xlink:type="simple" xlink:href="https://wordpress.org" office:name=""><text:span text:style-name="Definition">WordPress</text:span></text:a>, <text:a xlink:type="simple" xlink:href="https://developer.mozilla.org/en-US/docs/Web/XSLT" office:name=""><text:span text:style-name="Definition">XSLT</text:span></text:a>, <text:a xlink:type="simple" xlink:href="https://ffmpeg.org" office:name=""><text:span text:style-name="Definition">ffmpeg</text:span></text:a>, <text:a xlink:type="simple" xlink:href="https://12factor.net" office:name=""><text:span text:style-name="Definition">twelve-factor applications</text:span></text:a>, agile, analysis, architecture, authentication, authorization, automation, automation, aws, building platforms, ci/cd, cloud, code, code generation, containerization, continuous delivery, continuous deployment, continuous integration, debugging, defensive cybersecurity, design, development, distributed, integration, microservices, multi-platform development, optimization, performance, refactoring, scalability, scrum, security, software library design, software testing, standards, tdd, technical documentation, test-driven development, testing.</text:p>
      <text:h text:style-name="Heading_20_2" text:outline-level="2"><text:bookmark-start text:name="education"/>Education<text:bookmark-end text:name="education"/></text:h>
      <text:p text:style-name="First_20_paragraph">Obtained a <text:span text:style-name="T1">Bachelor of Arts</text:span> degree in <text:span text:style-name="T2">Design and Visualization</text:span> from <text:span text:style-name="T2">Silicon Valley College</text:span> (now <text:a xlink:type="simple" xlink:href="http://carrington.edu/schools/san-jose-california/" office:name=""><text:span text:style-name="Definition">Carrington College</text:span></text:a>) in San Jose, CA.</text:p>
      <text:p text:style-name="Text_20_body">Graduated in <text:span text:style-name="T2">November 2003</text:span> with a <text:span text:style-name="T1">3.84</text:span> GP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7T02:05:31Z</meta:creation-date>
    <dc:date>2025-01-27T02:05:31Z</dc:date>
  </office:meta>
</office:document-meta>
</file>